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cm" draw:marker-start-width="0.075cm" draw:marker-end-width="0.0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="Arrow" draw:marker-start-width="0.25cm" draw:marker-end="Arrow" draw:marker-end-width="0.25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000000" draw:marker-start="Arrow" draw:marker-start-width="0.15cm" draw:marker-end="Arrow" draw:marker-end-width="0.15cm" draw:textarea-vertical-align="middle"/>
    </style:style>
    <style:style style:name="gr6" style:family="graphic" style:parent-style-name="standard">
      <style:graphic-properties svg:stroke-width="0.05cm" svg:stroke-color="#000000" draw:marker-start="Arrow" draw:marker-start-width="0.15cm" draw:marker-end="Arrow" draw:marker-end-width="0.15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1.339cm" fo:min-width="0cm"/>
    </style:style>
    <style:style style:name="gr9" style:family="graphic" style:parent-style-name="measure" style:list-style-name="L1">
      <style:graphic-properties svg:stroke-width="0.05cm" draw:marker-start-width="0.15cm" draw:marker-end-width="0.15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32pt" fo:font-weight="bold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 fo:font-weight="bold" style:font-size-asian="18pt" style:font-size-complex="18pt"/>
    </style:style>
    <style:style style:name="T2" style:family="text">
      <style:text-properties fo:font-size="32pt" fo:font-weight="bold"/>
    </style:style>
    <style:style style:name="T3" style:family="text">
      <style:text-properties style:text-position="sub 85%" fo:font-size="3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9cm" svg:height="0.7cm" svg:x="3.73cm" svg:y="3.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cm" svg:height="0.7cm" svg:x="3.73cm" svg:y="2.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cm" svg:height="0.7cm" svg:x="4.93cm" svg:y="2.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cm" svg:height="0.7cm" svg:x="4.93cm" svg:y="2.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cm" svg:height="0.7cm" svg:x="6.13cm" svg:y="2.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cm" svg:height="0.7cm" svg:x="6.13cm" svg:y="2.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cm" svg:height="0.7cm" svg:x="7.33cm" svg:y="2.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cm" svg:height="0.7cm" svg:x="7.33cm" svg:y="2.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cm" svg:height="0.7cm" svg:x="8.53cm" svg:y="2.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9cm" svg:height="0.7cm" svg:x="10.03cm" svg:y="3.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cm" svg:height="0.7cm" svg:x="10.03cm" svg:y="2.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cm" svg:height="0.7cm" svg:x="11.23cm" svg:y="2.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cm" svg:height="0.7cm" svg:x="11.23cm" svg:y="2.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cm" svg:height="0.7cm" svg:x="12.43cm" svg:y="2.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cm" svg:height="0.7cm" svg:x="12.43cm" svg:y="2.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cm" svg:height="0.7cm" svg:x="13.63cm" svg:y="2.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cm" svg:height="0.7cm" svg:x="13.63cm" svg:y="2.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cm" svg:height="0.7cm" svg:x="14.83cm" svg:y="2.9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41cm" svg:y1="2.93cm" svg:x2="9.41cm" svg:y2="2.39cm">
          <text:p/>
        </draw:line>
        <draw:line draw:style-name="gr3" draw:text-style-name="P1" draw:layer="layout" svg:x1="10.03cm" svg:y1="2.93cm" svg:x2="10.03cm" svg:y2="2.39cm">
          <text:p/>
        </draw:line>
        <draw:line draw:style-name="gr3" draw:text-style-name="P1" draw:layer="layout" svg:x1="12.12cm" svg:y1="2.93cm" svg:x2="12.12cm" svg:y2="2.39cm">
          <text:p/>
        </draw:line>
        <draw:line draw:style-name="gr3" draw:text-style-name="P1" draw:layer="layout" svg:x1="10.92cm" svg:y1="2.93cm" svg:x2="10.92cm" svg:y2="2.39cm">
          <text:p/>
        </draw:line>
        <draw:line draw:style-name="gr3" draw:text-style-name="P1" draw:layer="layout" svg:x1="15.72cm" svg:y1="2.93cm" svg:x2="17.49cm" svg:y2="2.93cm">
          <text:p/>
        </draw:line>
        <draw:line draw:style-name="gr3" draw:text-style-name="P1" draw:layer="layout" svg:x1="15.72cm" svg:y1="4.23cm" svg:x2="17.44cm" svg:y2="4.21cm">
          <text:p/>
        </draw:line>
        <draw:line draw:style-name="gr3" draw:text-style-name="P1" draw:layer="layout" svg:x1="14.83cm" svg:y1="3.53cm" svg:x2="15.96cm" svg:y2="3.53cm">
          <text:p/>
        </draw:line>
        <draw:line draw:style-name="gr4" draw:text-style-name="P1" draw:layer="layout" svg:x1="17.46cm" svg:y1="2.93cm" svg:x2="17.46cm" svg:y2="4.23cm">
          <text:p/>
        </draw:line>
        <draw:line draw:style-name="gr5" draw:text-style-name="P1" draw:layer="layout" svg:x1="15.96cm" svg:y1="2.93cm" svg:x2="15.96cm" svg:y2="3.53cm">
          <text:p/>
        </draw:line>
        <draw:line draw:style-name="gr6" draw:text-style-name="P1" draw:layer="layout" svg:x1="10.92cm" svg:y1="2.4cm" svg:x2="12.12cm" svg:y2="2.4cm">
          <text:p/>
        </draw:line>
        <draw:line draw:style-name="gr6" draw:text-style-name="P1" draw:layer="layout" svg:x1="9.41cm" svg:y1="2.4cm" svg:x2="10.03cm" svg:y2="2.4cm">
          <text:p/>
        </draw:line>
        <draw:frame draw:style-name="gr7" draw:text-style-name="P2" draw:layer="layout" svg:width="1.315cm" svg:height="1.513cm" draw:transform="rotate (1.5707963267949) translate (17.228cm 4.05cm)">
          <draw:text-box>
            <text:p text:style-name="P2"><text:span text:style-name="T1">H</text:span></text:p>
          </draw:text-box>
        </draw:frame>
        <draw:frame draw:style-name="gr7" draw:text-style-name="P2" draw:layer="layout" svg:width="1.188cm" svg:height="1.513cm" draw:transform="rotate (-1.5707963267949) translate (17.327cm 2.675cm)">
          <draw:text-box>
            <text:p text:style-name="P2"><text:span text:style-name="T1">h</text:span></text:p>
          </draw:text-box>
        </draw:frame>
        <draw:frame draw:style-name="gr7" draw:text-style-name="P2" draw:layer="layout" svg:width="1.129cm" svg:height="1.513cm" svg:x="9.121cm" svg:y="1.14cm">
          <draw:text-box>
            <text:p text:style-name="P2"><text:span text:style-name="T1">a</text:span></text:p>
          </draw:text-box>
        </draw:frame>
        <draw:frame draw:style-name="gr8" draw:text-style-name="P2" draw:layer="layout" svg:width="1.148cm" svg:height="1.589cm" svg:x="11.022cm" svg:y="1.141cm">
          <draw:text-box>
            <text:p text:style-name="P2"><text:span text:style-name="T1">d</text:span></text:p>
          </draw:text-box>
        </draw:frame>
        <draw:measure draw:style-name="gr9" draw:text-style-name="P3" draw:layer="measurelines" svg:x1="14.506cm" svg:y1="3.027cm" svg:x2="14.846cm" svg:y2="3.027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a</text:span><text:span text:style-name="T3">r</text:span><text:span text:style-name="T2"><text:measure text:kind="gap"/>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inek </meta:initial-creator>
    <meta:creation-date>2015-05-15T09:44:03.546070321</meta:creation-date>
    <dc:date>2015-05-15T10:24:09.203107778</dc:date>
    <dc:creator>cinek </dc:creator>
    <meta:editing-duration>PT24M44S</meta:editing-duration>
    <meta:editing-cycles>2</meta:editing-cycles>
    <meta:generator>LibreOffice/4.2.7.2$Linux_X86_64 LibreOffice_project/420m0$Build-2</meta:generator>
    <meta:document-statistic meta:object-count="34"/>
  </office:meta>
</office:document-meta>
</file>